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8pt" fo:font-weight="bold" officeooo:rsid="001ae597" officeooo:paragraph-rsid="001ae597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Times New Roman" officeooo:rsid="001ae597" officeooo:paragraph-rsid="001ae597"/>
    </style:style>
    <style:style style:name="P4" style:family="paragraph" style:parent-style-name="Standard">
      <style:text-properties style:font-name="Times New Roman" fo:font-weight="bold" officeooo:rsid="001d10e2" officeooo:paragraph-rsid="001d10e2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2135f9" officeooo:paragraph-rsid="002135f9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254f82" officeooo:paragraph-rsid="00254f82" style:font-weight-asian="bold" style:font-weight-complex="bold"/>
    </style:style>
    <style:style style:name="P7" style:family="paragraph" style:parent-style-name="Standard">
      <style:text-properties style:font-name="Times New Roman" fo:font-weight="bold" officeooo:rsid="00190741" officeooo:paragraph-rsid="00254f82" style:font-weight-asian="bold" style:font-weight-complex="bold"/>
    </style:style>
    <style:style style:name="P8" style:family="paragraph" style:parent-style-name="Standard">
      <style:text-properties style:font-name="Times New Roman" officeooo:rsid="001d10e2" officeooo:paragraph-rsid="001d10e2"/>
    </style:style>
    <style:style style:name="P9" style:family="paragraph" style:parent-style-name="Standard">
      <style:text-properties style:font-name="Times New Roman" officeooo:paragraph-rsid="001d10e2"/>
    </style:style>
    <style:style style:name="P10" style:family="paragraph" style:parent-style-name="Standard">
      <style:text-properties officeooo:rsid="00190741" officeooo:paragraph-rsid="00254f82"/>
    </style:style>
    <style:style style:name="P11" style:family="paragraph" style:parent-style-name="Text_20_body">
      <style:text-properties officeooo:rsid="001d10e2" officeooo:paragraph-rsid="001d10e2"/>
    </style:style>
    <style:style style:name="P12" style:family="paragraph" style:parent-style-name="Text_20_body">
      <style:text-properties style:font-name="Times New Roman"/>
    </style:style>
    <style:style style:name="P13" style:family="paragraph" style:parent-style-name="Text_20_body">
      <style:text-properties style:font-name="Times New Roman" officeooo:paragraph-rsid="001d10e2"/>
    </style:style>
    <style:style style:name="P14" style:family="paragraph" style:parent-style-name="Text_20_body">
      <style:text-properties style:font-name="Times New Roman" officeooo:rsid="001d10e2" officeooo:paragraph-rsid="001d10e2"/>
    </style:style>
    <style:style style:name="P15" style:family="paragraph" style:parent-style-name="Quotations">
      <style:text-properties style:font-name="Times New Roman"/>
    </style:style>
    <style:style style:name="P16" style:family="paragraph" style:parent-style-name="Quotations">
      <style:text-properties style:font-name="Times New Roman" officeooo:paragraph-rsid="0022d999"/>
    </style:style>
    <style:style style:name="P17" style:family="paragraph" style:parent-style-name="Quotations">
      <style:paragraph-properties fo:margin-left="0in" fo:margin-right="0.3937in" fo:text-indent="0in" style:auto-text-indent="false"/>
      <style:text-properties style:font-name="Times New Roman" officeooo:rsid="001d10e2" officeooo:paragraph-rsid="001d10e2"/>
    </style:style>
    <style:style style:name="P18" style:family="paragraph" style:parent-style-name="Quotations">
      <style:paragraph-properties fo:margin-left="0in" fo:margin-right="0.3937in" fo:text-indent="0in" style:auto-text-indent="false"/>
      <style:text-properties style:font-name="Times New Roman" officeooo:paragraph-rsid="0024c4ac"/>
    </style:style>
    <style:style style:name="P19" style:family="paragraph" style:parent-style-name="Quotations">
      <style:text-properties style:font-name="Times New Roman" officeooo:rsid="001d10e2" officeooo:paragraph-rsid="001d10e2"/>
    </style:style>
    <style:style style:name="T1" style:family="text">
      <style:text-properties officeooo:rsid="001d10e2"/>
    </style:style>
    <style:style style:name="T2" style:family="text">
      <style:text-properties officeooo:rsid="001f559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35f9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7" style:family="text">
      <style:text-properties officeooo:rsid="0022d999"/>
    </style:style>
    <style:style style:name="T8" style:family="text">
      <style:text-properties officeooo:rsid="0025f9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cinga2 <text:span text:style-name="T4">SERVER</text:span> setup</text:p>
      <text:p text:style-name="P3"/>
      <text:p text:style-name="P3"/>
      <text:p text:style-name="P4">Install MySQL server <text:span text:style-name="T8">(Already installed)</text:span></text:p>
      <text:p text:style-name="P19">#apt-get install mysql-server</text:p>
      <text:p text:style-name="P4">Install Icinga2 packages</text:p>
      <text:p text:style-name="P17"><text:tab/># <text:bookmark-start text:name="__DdeLink__261_1000271583"/>add-apt-repository ppa:formorer/icinga<text:bookmark-end text:name="__DdeLink__261_1000271583"/></text:p>
      <text:p text:style-name="P9"><text:span text:style-name="T1"><text:tab/></text:span># apt-get install icinga-web-config-icinga2-ido-mysql</text:p>
      <text:p text:style-name="P8"><text:tab/><text:tab/></text:p>
      <text:p text:style-name="P9"><text:span text:style-name="T1"><text:tab/></text:span>If the above command fail in the post install,it's possible that the call to feature enable on Icinga failed, try changing the post-install script as following:</text:p>
      <text:p text:style-name="P18"><text:tab/></text:p>
      <text:p text:style-name="P18"><text:tab/># sed -i.bak -e s'/icinga2-enable-feature/icinga2 feature enable/'g /var/lib/dpkg/info/icinga-web-config-icinga2-ido-mysql.postinst</text:p>
      <text:p text:style-name="P13"><text:tab/><text:tab/><text:tab/><text:tab/><text:tab/>Or </text:p>
      <text:p text:style-name="P13">edit the file with vi, change 'icinga-enable-feature' with 'icinga2 feature enable' as follows:</text:p>
      <text:p text:style-name="P15"># vi /var/lib/dpkg/info/icinga-web-config-icinga2-ido-mysql.postinst</text:p>
      <text:p text:style-name="P14">And then run post-install script again:</text:p>
      <text:p text:style-name="P15"># dpkg --configure -a</text:p>
      <text:p text:style-name="P11"><text:span text:style-name="Strong_20_Emphasis"><text:span text:style-name="T5">Configure PHP timezone</text:span></text:span></text:p>
      <text:p text:style-name="P9"><text:span text:style-name="T1"><text:tab/></text:span>In order for Icinga2 to work properly, you must assure that PHP timezone correctly reflect yours, use the following command to achieve this:</text:p>
      <text:p text:style-name="P15"># tzone="'";tzone="$tzone$(cat /etc/timezone)$tzone"; sed s'|date.timezone =|;\ndate.timezone = '$tzone'\n;|' /etc/php5/apache2/php.ini</text:p>
      <text:p text:style-name="P13"><text:tab/><text:tab/><text:tab/>Or </text:p>
      <text:p text:style-name="P13">you can edit php.ini and set the date.timezone by hand:</text:p>
      <text:p text:style-name="P15"># vi /etc/php5/apache2/php.ini</text:p>
      <text:p text:style-name="P12">Once php.ini is ready, restart Apache:</text:p>
      <text:p text:style-name="P15"># service apache2 restart</text:p>
      <text:p text:style-name="P14">Let's enable some other Icinga features as needed:</text:p>
      <text:p text:style-name="P15"># icinga2 feature enable ido-mysql<text:line-break/># icinga2 feature enable compatlog<text:line-break/># icinga2 feature enable icingastatus<text:line-break/># icinga2 feature enable livestatus<text:line-break/># icinga2 feature enable notification<text:line-break/># icinga2 feature enable perfdata<text:line-break/><text:soft-page-break/># icinga2 feature enable statusdata</text:p>
      <text:p text:style-name="P16"># <text:span text:style-name="T7">service </text:span>icinga2 <text:span text:style-name="T7">restart</text:span></text:p>
      <text:h text:style-name="Heading_20_2" text:outline-level="2"><text:span text:style-name="Strong_20_Emphasis"><text:span text:style-name="T6">Installing Nagios plugins</text:span></text:span></text:h>
      <text:p text:style-name="P9"><text:span text:style-name="T1"><text:tab/></text:span># apt-get install nagios-plugins</text:p>
      <text:p text:style-name="P9"/>
      <text:p text:style-name="P9"><text:tab/>That<text:span text:style-name="T2">'</text:span>s it for the installation, you should now be able to access <text:span text:style-name="T3">http://127.0.0.1/icinga-web</text:span> and login with the credentials we set during the installation.</text:p>
      <text:p text:style-name="P9"/>
      <text:p text:style-name="P5"/>
      <text:p text:style-name="P5"/>
      <text:p text:style-name="P6">Referral link</text:p>
      <text:p text:style-name="P6"/>
      <text:p text:style-name="P10"><text:a xlink:type="simple" xlink:href="http://linoxide.com/ubuntu-how-to/setup-icinga2-ubuntu-15-04/" text:style-name="Internet_20_link" text:visited-style-name="Visited_20_Internet_20_Link">http://linoxide.com/ubuntu-how-to/setup-icinga2-ubuntu-15-04/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ghtCrawler </meta:initial-creator>
    <meta:creation-date>2015-07-09T16:19:33.072856136</meta:creation-date>
    <dc:date>2015-07-22T09:51:17.593379834</dc:date>
    <meta:editing-duration>PT8H57M8S</meta:editing-duration>
    <meta:editing-cycles>14</meta:editing-cycles>
    <meta:generator>LibreOffice/4.3.7.2$Linux_X86_64 LibreOffice_project/430m0$Build-2</meta:generator>
    <meta:document-statistic meta:table-count="0" meta:image-count="0" meta:object-count="0" meta:page-count="2" meta:paragraph-count="31" meta:word-count="222" meta:character-count="1801" meta:non-whitespace-character-count="1589"/>
  </office:meta>
</office:document-meta>
</file>